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12cm" fo:margin-left="1.101cm" fo:margin-top="0cm" fo:margin-bottom="0cm" table:align="left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2.268cm"/>
    </style:style>
    <style:style style:name="Tabla4.C" style:family="table-column">
      <style:table-column-properties style:column-width="2.399cm"/>
    </style:style>
    <style:style style:name="Tabla4.D" style:family="table-column">
      <style:table-column-properties style:column-width="2.789cm"/>
    </style:style>
    <style:style style:name="Tabla4.E" style:family="table-column">
      <style:table-column-properties style:column-width="2.02cm"/>
    </style:style>
    <style:style style:name="Tabla4.1" style:family="table-row">
      <style:table-row-properties style:min-row-height="0.203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245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2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28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P4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text-properties officeooo:paragraph-rsid="004e00d8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text-properties style:font-name="Lucida Sans" fo:font-size="12pt" style:font-size-asian="12pt" style:font-size-complex="12pt"/>
    </style:style>
    <style:style style:name="P47" style:family="paragraph" style:parent-style-name="Standard">
      <style:text-properties officeooo:paragraph-rsid="004e00d8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P5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5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5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style:font-size-asian="9pt" style:font-size-complex="9pt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fo:letter-spacing="-0.007cm" fo:font-style="normal" officeooo:rsid="001c3d3e" style:font-style-asian="normal" style:font-style-complex="normal"/>
    </style:style>
    <style:style style:name="T3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8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4e00d8" style:font-style-asian="normal" style:font-style-complex="normal"/>
    </style:style>
    <style:style style:name="T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letter-spacing="-0.009cm"/>
    </style:style>
    <style:style style:name="T62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e00d8"/>
    </style:style>
    <style:style style:name="T64" style:family="text">
      <style:text-properties officeooo:rsid="0055425f"/>
    </style:style>
    <style:style style:name="T65" style:family="text">
      <style:text-properties officeooo:rsid="0066bdc7"/>
    </style:style>
    <style:style style:name="T66" style:family="text">
      <style:text-properties fo:letter-spacing="-0.016cm"/>
    </style:style>
    <style:style style:name="T6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4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  <table:table-row table:style-name="Tabla4.2">
          <table:table-cell table:style-name="Tabla4.A2" office:value-type="string">
            <text:p text:style-name="P55"><text:text-input text:description="&lt;line.name&gt;">[9788426574091]123456789012345678901234567890123045</text:text-input></text:p>
          </table:table-cell>
          <table:table-cell table:style-name="Tabla4.A2" office:value-type="string">
            <text:p text:style-name="P57"><text:span text:style-name="T67"><text:text-input text:description="&lt;for each=&quot;line2 in line.taxes_id&quot;&gt;">F</text:text-input></text:span><text:text-input text:description="&lt;line2.description&gt;">10,5%</text:text-input><text:span text:style-name="T67"><text:text-input text:description="&lt;/for&gt;">Ef</text:text-input></text:span></text:p>
          </table:table-cell>
          <table:table-cell table:style-name="Tabla4.A2" office:value-type="string">
            <text:p text:style-name="P57"><text:text-input text:description="&lt;line.price_unit&gt;">9.999,50</text:text-input></text:p>
          </table:table-cell>
          <table:table-cell table:style-name="Tabla4.A2" office:value-type="string">
            <text:p text:style-name="P58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  <table:table-cell table:style-name="Tabla4.A2" office:value-type="string">
            <text:p text:style-name="P57"><text:text-input text:description="&lt;formatLang(line.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56"><text:text-input text:description="&lt;/for&gt;">End For</text:text-input></text:p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  <table:table-cell table:style-name="Tabla4.A1" office:value-type="string">
            <text:p text:style-name="P44"/>
          </table:table-cell>
        </table:table-row>
      </table:table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9cm"/>
    </style:style>
    <style:style style:name="Table1.D" style:family="table-column">
      <style:table-column-properties style:column-width="2.789cm"/>
    </style:style>
    <style:style style:name="Table1.E" style:family="table-column">
      <style:table-column-properties style:column-width="2.007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9e87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4e00d8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3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style:text-autospace="none"/>
      <style:text-properties officeooo:paragraph-rsid="004e00d8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abbe3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3c467a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49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abbe3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0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font-style="normal" officeooo:rsid="004e00d8" style:font-style-asian="normal" style:font-style-complex="normal"/>
    </style:style>
    <style:style style:name="MT44" style:family="text">
      <style:text-properties fo:font-style="normal" style:font-style-asian="normal" style:font-style-complex="normal"/>
    </style:style>
    <style:style style:name="MT45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6" style:family="text">
      <style:text-properties fo:letter-spacing="-0.009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officeooo:rsid="004e00d8"/>
    </style:style>
    <style:style style:name="MT59" style:family="text">
      <style:text-properties officeooo:rsid="0055425f"/>
    </style:style>
    <style:style style:name="MT60" style:family="text">
      <style:text-properties officeooo:rsid="0066bdc7"/>
    </style:style>
    <style:style style:name="MT61" style:family="text">
      <style:text-properties fo:color="#221f1f" fo:letter-spacing="-0.007cm" fo:font-style="normal" officeooo:rsid="001c3d3e" style:font-style-asian="normal" style:font-style-complex="normal"/>
    </style:style>
    <style:style style:name="MT6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3" style:family="text">
      <style:text-properties fo:letter-spacing="-0.007cm" fo:font-style="normal" officeooo:rsid="001c3d3e" style:font-style-asian="normal" style:font-style-complex="normal"/>
    </style:style>
    <style:style style:name="MT64" style:family="text">
      <style:text-properties fo:letter-spacing="-0.009cm"/>
    </style:style>
    <style:style style:name="MT65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in ['draft','sent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not in ['draft','sent']&quot;&gt;">if</text:text-input><text:span text:style-name="MT2"><text:text-input text:description="&lt;progress_title&gt;">Progress</text:text-input></text:span><text:text-input text:description="&lt;/if&gt;">/i</text:text-input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print_number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Enviar a</text:span><text:span text:style-name="MT35">:</text:span><text:span text:style-name="MT36"> </text:span><text:span text:style-name="MT37"><text:text-input text:description="&lt;if test=&quot;o.dest_address_id&quot;&gt;">if</text:text-input></text:span><text:span text:style-name="MT38"><text:text-input text:description="&lt;o.dest_address_id.name&gt;">El más rapido SRL</text:text-input></text:span><text:span text:style-name="MT39"><text:text-input text:description="&lt;/if&gt;">end if</text:text-input></text:span></text:p>
              <text:p text:style-name="MP30"><text:span text:style-name="MT40">Dirección</text:span><text:span text:style-name="MT41">:</text:span><text:span text:style-name="MT42"> </text:span><text:span text:style-name="MT37"><text:text-input text:description="&lt;if test=&quot;o.dest_address_id&quot;&gt;">if</text:text-input></text:span><text:span text:style-name="MT37"><text:text-input text:description="&lt;partner_address(o.dest_address_id)&gt;">Balcarce 666</text:text-input></text:span><text:span text:style-name="MT39"><text:text-input text:description="&lt;/if&gt;">end if</text:text-input></text:span></text:p>
              <text:p text:style-name="MP31"><text:span text:style-name="MT43">CUIT</text:span><text:span text:style-name="MT44">:</text:span><text:span text:style-name="MT45"> </text:span><text:span text:style-name="MT46"><text:text-input text:description="&lt;if test=&quot;o.dest_address_id&quot;&gt;">if</text:text-input></text:span><text:span text:style-name="MT47"><text:text-input text:description="&lt;o.dest_address_id.partner_id.vat&gt;">20-31393297-5</text:text-input></text:span><text:span text:style-name="MT47"><text:text-input text:description="&lt;/if&gt;">end if</text:text-input></text:span></text:p>
            </table:table-cell>
            <table:table-cell table:style-name="Tabla1.A1" office:value-type="string">
              <text:p text:style-name="MP32"><text:span text:style-name="MT48"><text:text-input text:description="&lt;if test=&quot;print_commercial&quot;&gt;">IF2</text:text-input></text:span><text:span text:style-name="MT49">Comercial</text:span><text:span text:style-name="MT50">:</text:span><text:span text:style-name="MT51"> </text:span><text:span text:style-name="MT52"><text:text-input text:description="&lt;o.validator.name&gt;">Roberto Ramirez</text:text-input></text:span><text:span text:style-name="MT53"><text:text-input text:description="&lt;/if&gt;">&lt;/if&gt;</text:text-input></text:span></text:p>
              <text:p text:style-name="MP33"><text:span text:style-name="MT54">Referencia</text:span><text:span text:style-name="MT48">:</text:span><text:span text:style-name="MT55"> </text:span><text:span text:style-name="MT53"><text:text-input text:description="&lt;o.partner_ref&gt;">referencia del cliente</text:text-input></text:span></text:p>
              <text:p text:style-name="MP33"><text:span text:style-name="MT49">Doc. Origen</text:span><text:span text:style-name="MT56">:</text:span><text:span text:style-name="MT57"> </text:span><text:span text:style-name="MT39"><text:text-input text:description="&lt;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4">Descripción</text:p>
            </table:table-cell>
            <table:table-cell table:style-name="Table1.B1" office:value-type="string">
              <text:p text:style-name="MP35">%<text:span text:style-name="MT58">I.V.A.</text:span></text:p>
            </table:table-cell>
            <table:table-cell table:style-name="Table1.C1" office:value-type="string">
              <text:p text:style-name="MP36"><text:span text:style-name="MT59">P. </text:span>List<text:span text:style-name="MT60">a</text:span></text:p>
            </table:table-cell>
            <table:table-cell table:style-name="Table1.D1" office:value-type="string">
              <text:p text:style-name="MP34">Cantidad</text:p>
            </table:table-cell>
            <table:table-cell table:style-name="Table1.E1" office:value-type="string">
              <text:p text:style-name="MP36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38"><text:span text:style-name="MT61">OBSERVACIONES</text:span>: <text:span text:style-name="MT62"><text:placeholder text:placeholder-type="text">&lt;o.notes&gt;</text:placeholder></text:span></text:p>
            </table:table-cell>
            <table:table-cell table:style-name="Tabla6.B1" office:value-type="string">
              <text:p text:style-name="MP39"><text:span text:style-name="MT63">SUB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0"><text:text-input text:description="&lt;formatLang(o.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1">IMPUESTOS</text:p>
            </table:table-cell>
            <table:table-cell table:style-name="Tabla6.C4" office:value-type="string">
              <text:p text:style-name="MP42"/>
            </table:table-cell>
            <table:table-cell table:style-name="Tabla6.D3" office:value-type="string">
              <text:p text:style-name="MP43">Base</text:p>
            </table:table-cell>
            <table:table-cell table:style-name="Tabla6.E3" office:value-type="string">
              <text:p text:style-name="MP43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4"/>
            </table:table-cell>
            <table:table-cell table:style-name="Tabla6.C4" office:value-type="string">
              <text:p text:style-name="MP45"/>
            </table:table-cell>
            <table:table-cell table:style-name="Tabla6.D3" office:value-type="string">
              <text:p text:style-name="MP46"/>
            </table:table-cell>
            <table:table-cell table:style-name="Tabla6.E3" office:value-type="string">
              <text:p text:style-name="MP47"><text:text-input text:description="&lt;formatLang(o.amount_tax)&gt;">99.999,99</text:text-input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48"><text:span text:style-name="MT63">TOTAL</text:span><text:span text:style-name="MT64"> </text:span><text:span text:style-name="MT65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49"/>
            </table:table-cell>
            <table:table-cell table:style-name="Tabla6.B1" office:value-type="string">
              <text:p text:style-name="MP50"><text:text-input text:description="&lt;formatLang(o.amount_total)&gt;">9.999,9</text:text-input></text:p>
            </table:table-cell>
          </table:table-row>
        </table:table>
        <text:p text:style-name="MP5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1-19T13:55:17.464912886</dc:date>
    <meta:editing-duration>P1DT20H40M37S</meta:editing-duration>
    <meta:editing-cycles>340</meta:editing-cycles>
    <meta:generator>LibreOffice/4.2.7.2$Linux_X86_64 LibreOffice_project/420m0$Build-2</meta:generator>
    <meta:document-statistic meta:table-count="6" meta:image-count="0" meta:object-count="0" meta:page-count="1" meta:paragraph-count="56" meta:word-count="266" meta:character-count="1564" meta:non-whitespace-character-count="1497"/>
  </office:meta>
</office:document-meta>
</file>